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46a726" officeooo:paragraph-rsid="000f5f7c"/>
    </style:style>
    <style:style style:name="P2" style:family="paragraph" style:parent-style-name="Text_20_body">
      <style:text-properties officeooo:paragraph-rsid="000f5f7c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itle">
      <style:paragraph-properties fo:break-before="page"/>
      <style:text-properties officeooo:paragraph-rsid="000f5f7c"/>
    </style:style>
    <style:style style:name="P5" style:family="paragraph" style:parent-style-name="Text_20_body">
      <style:text-properties officeooo:rsid="005bc335" officeooo:paragraph-rsid="005bc335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55a413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381f95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55a413" officeooo:paragraph-rsid="0055a413"/>
    </style:style>
    <style:style style:name="T1" style:family="text">
      <style:text-properties officeooo:rsid="00115574"/>
    </style:style>
    <style:style style:name="T2" style:family="text">
      <style:text-properties officeooo:rsid="0011a795"/>
    </style:style>
    <style:style style:name="T3" style:family="text">
      <style:text-properties officeooo:rsid="0015beb8"/>
    </style:style>
    <style:style style:name="T4" style:family="text">
      <style:text-properties officeooo:rsid="001cd668"/>
    </style:style>
    <style:style style:name="T5" style:family="text">
      <style:text-properties officeooo:rsid="0022f300"/>
    </style:style>
    <style:style style:name="T6" style:family="text">
      <style:text-properties officeooo:rsid="0025e5a4"/>
    </style:style>
    <style:style style:name="T7" style:family="text">
      <style:text-properties officeooo:rsid="00270158"/>
    </style:style>
    <style:style style:name="T8" style:family="text">
      <style:text-properties officeooo:rsid="00294e13"/>
    </style:style>
    <style:style style:name="T9" style:family="text">
      <style:text-properties officeooo:rsid="002adc87"/>
    </style:style>
    <style:style style:name="T10" style:family="text">
      <style:text-properties officeooo:rsid="00314feb"/>
    </style:style>
    <style:style style:name="T11" style:family="text">
      <style:text-properties officeooo:rsid="00467dc1"/>
    </style:style>
    <style:style style:name="T12" style:family="text">
      <style:text-properties officeooo:rsid="0046bc0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15574" style:font-weight-asian="normal" style:font-weight-complex="normal"/>
    </style:style>
    <style:style style:name="T15" style:family="text">
      <style:text-properties officeooo:rsid="0055a413"/>
    </style:style>
    <style:style style:name="T16" style:family="text">
      <style:text-properties officeooo:rsid="0058d1a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ntation-based folding</text:p>
      <text:p text:style-name="P1"/>
      <text:p text:style-name="P2"><text:span text:style-name="T2">CudaText </text:span>supports folding based on indentation levels of lines. Example lexer is Python, see how it's configured. The following tweaks must be applied to lexer in order to support indent-based folding:</text:p>
      <text:list xml:id="list2595094516" text:style-name="L1">
        <text:list-item>
          <text:p text:style-name="P6"><text:span text:style-name="T8">Create only opening range rules, without closing rules. For these opening rules:</text:span></text:p>
          <text:list>
            <text:list-item>
              <text:p text:style-name="P6"><text:span text:style-name="T15">S</text:span>et "Close block at text end" <text:span text:style-name="T3">flag</text:span>. </text:p>
            </text:list-item>
            <text:list-item>
              <text:p text:style-name="P8">Set “Group index” = <text:span text:style-name="T16">20.</text:span></text:p>
            </text:list-item>
          </text:list>
        </text:list-item>
        <text:list-item>
          <text:p text:style-name="P7"><text:span text:style-name="T9">For parsers (rules with RegEx) which find token at range start (e.g. “def”, “class”, “if”, “while”... in Python) </text:span>set “token types” names <text:span text:style-name="T4">starting with “^” char. Those parsers can find tokens at any position, e.g. you can add parser with “token type”==“^id” which finds all words. </text:span></text:p>
        </text:list-item>
        <text:list-item>
          <text:p text:style-name="P7"><text:span text:style-name="T10">If you need to close blocks by “strings”, “comments”, “numbers” etc, then also set “token types” starting with “^” for all these parsers.</text:span></text:p>
        </text:list-item>
      </text:list>
      <text:p text:style-name="P2"/>
      <text:p text:style-name="P2"><text:span text:style-name="T6">Currently lexer engine counts </text:span>tab-char as 4 spaces, when calculating indent levels. This is default <text:span text:style-name="T5">indentation </text:span>for Python.</text:p>
      <text:p text:style-name="P2"/>
      <text:p text:style-name="Title">Compatability</text:p>
      <text:p text:style-name="Text_20_body"><text:span text:style-name="T7">T</text:span>his info is valid only for lexer engine in CudaText v1.105.1 or newer. <text:span text:style-name="T1">CudaText older versions </text:span><text:span text:style-name="T14">used another tweaks for indent-based folding.</text:span></text:p>
      <text:p text:style-name="P5"><text:span text:style-name="T14">S</text:span><text:span text:style-name="T13">ynWrite v6.41 or newer supports this too.</text:span></text:p>
      <text:p text:style-name="P3"><text:span text:style-name="T11">SynWrite v</text:span>6.40.2770 <text:span text:style-name="T12">doesn’t support these tweaks, so you won’t see working indent-based folding in SynWrite. You will see that all blocks are lasting until end-of-file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333ff" fo:font-size="32pt" fo:font-weight="bold" style:font-size-asian="28pt" style:font-weight-asian="bold" style:font-size-complex="2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19:11:07.749294182</meta:creation-date>
    <dc:date>2021-03-29T19:53:22.679000000</dc:date>
    <meta:editing-duration>PT20M42S</meta:editing-duration>
    <meta:editing-cycles>61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2" meta:word-count="204" meta:character-count="1274" meta:non-whitespace-character-count="1085"/>
  </office:meta>
</office:document-meta>
</file>